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0.01mm" table:align="margins" style:shadow="none" style:may-break-between-rows="true" table:border-model="collapsing"/>
    </style:style>
    <style:style style:name="Table1.A" style:family="table-column">
      <style:table-column-properties style:column-width="96.61mm" style:rel-column-width="5477*"/>
    </style:style>
    <style:style style:name="Table1.B" style:family="table-column">
      <style:table-column-properties style:column-width="93.4mm" style:rel-column-width="529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90.01mm" table:align="margins" style:shadow="none" style:may-break-between-rows="true" table:border-model="collapsing"/>
    </style:style>
    <style:style style:name="Table2.A" style:family="table-column">
      <style:table-column-properties style:column-width="96.61mm" style:rel-column-width="5477*"/>
    </style:style>
    <style:style style:name="Table2.B" style:family="table-column">
      <style:table-column-properties style:column-width="93.4mm" style:rel-column-width="529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itstream Vera Serif" fo:font-size="8pt" officeooo:rsid="0010daa1" officeooo:paragraph-rsid="0010daa1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0daa1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56e89" style:font-size-asian="10pt" style:font-style-asian="italic" style:font-size-complex="10pt" style:font-style-complex="italic"/>
    </style:style>
    <style:style style:name="P5" style:family="paragraph" style:parent-style-name="Standard">
      <style:text-properties officeooo:paragraph-rsid="00156e89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officeooo:rsid="00108721" officeooo:paragraph-rsid="00108721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721" officeooo:paragraph-rsid="00108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8721" officeooo:paragraph-rsid="0010872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3d72c" officeooo:paragraph-rsid="0013d72c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 Mono" fo:font-size="32pt" fo:font-style="normal" fo:text-shadow="none" style:text-underline-style="none" fo:font-weight="bold" officeooo:rsid="0010daa1" officeooo:paragraph-rsid="0010daa1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721" officeooo:paragraph-rsid="00108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72c" officeooo:paragraph-rsid="0013d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aa1" officeooo:paragraph-rsid="0010d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T1" style:family="text">
      <style:text-properties officeooo:rsid="0012ec90"/>
    </style:style>
    <style:style style:name="T2" style:family="text">
      <style:text-properties officeooo:rsid="0013d72c"/>
    </style:style>
    <style:style style:name="T3" style:family="text">
      <style:text-properties officeooo:rsid="00156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/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/>
          </table:table-cell>
        </table:table-row>
      </table:table>
      <text:p text:style-name="P2"/>
      <text:p text:style-name="P3"/>
      <text:p text:style-name="P4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MT1" style:family="text">
      <style:text-properties officeooo:rsid="00156e89"/>
    </style:style>
    <style:page-layout style:name="Mpm1">
      <style:page-layout-properties fo:page-width="210.01mm" fo:page-height="297mm" style:num-format="1" style:print-orientation="portrait" fo:margin-top="10mm" fo:margin-bottom="12.7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"/><text:span text:style-name="MT1">Task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3:30:05.828090285</meta:creation-date>
    <dc:date>2023-06-03T12:48:30.203049585</dc:date>
    <meta:editing-duration>PT48M30S</meta:editing-duration>
    <meta:editing-cycles>7</meta:editing-cycles>
    <meta:generator>LibreOffice/7.5.3.2$Linux_X86_64 LibreOffice_project/50$Build-2</meta:generator>
    <meta:print-date>2023-06-03T12:34:59.854107217</meta:print-date>
    <meta:document-statistic meta:table-count="2" meta:image-count="0" meta:object-count="0" meta:page-count="1" meta:paragraph-count="1" meta:word-count="1" meta:character-count="8" meta:non-whitespace-character-count="5"/>
  </office:meta>
</office:document-meta>
</file>